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3E4062E6.png"/>
  <manifest:file-entry manifest:media-type="image/png" manifest:full-path="Pictures/100000000000000800000008DD0ADA29.png"/>
  <manifest:file-entry manifest:media-type="image/png" manifest:full-path="Pictures/100000000000005E0000005EB866A8A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1cm"/>
    </style:style>
    <style:style style:name="gr2" style:family="graphic" style:parent-style-name="objectwithoutfill">
      <style:graphic-properties svg:stroke-color="#0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6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bitmap" draw:fill-image-name="Linen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gradient" draw:fill-color="#cccccc" draw:fill-gradient-name="iOS_20_toolbar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00" draw:marker-start-width="0.35cm" draw:marker-end-width="0.35cm" draw:fill="hatch" draw:fill-hatch-name="Black_20_90_20_Degrees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1cm" draw:marker-start="Arrowheads_20_1" draw:marker-start-width="0.215cm" draw:marker-end="" draw:marker-end-width="0.315cm" draw:fill="none" draw:textarea-vertical-align="middle" fo:padding-top="0.13cm" fo:padding-bottom="0.13cm" fo:padding-left="0.255cm" fo:padding-right="0.255cm"/>
    </style:style>
    <style:style style:name="gr23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6309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8cm"/>
    </style:style>
    <style:style style:name="gr29" style:family="graphic" style:parent-style-name="standard">
      <style:graphic-properties draw:stroke="none" draw:fill="solid" draw:fill-color="#000000" draw:opacity="90%" draw:textarea-horizontal-align="justify" draw:textarea-vertical-align="middle" draw:auto-grow-height="false" draw:shadow-opacity="90%"/>
    </style:style>
    <style:style style:name="gr30" style:family="graphic" style:parent-style-name="objectwithoutfill">
      <style:graphic-properties svg:stroke-width="0.2cm" svg:stroke-color="#ffffff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c0c0c0" draw:marker-start-width="0.5cm" draw:marker-end-width="0.5cm" draw:fill="none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color="#333333" draw:fill="solid" draw:fill-color="#e6e6e6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15cm" svg:stroke-color="#e6e6e6" draw:marker-start-width="0.425cm" draw:marker-end-width="0.425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draw:stroke="none" draw:fill="bitmap" draw:fill-image-name="Parchment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c0c0c0" draw:fill-image-name="Parchment" draw:fill-image-width="0cm" draw:fill-image-height="0cm" draw:textarea-horizontal-align="justify" draw:textarea-vertical-align="middle" draw:auto-grow-height="false"/>
    </style:style>
    <style:style style:name="gr36" style:family="graphic" style:parent-style-name="standard">
      <style:graphic-properties svg:stroke-color="#c0c0c0" draw:fill="solid" draw:fill-color="#ffffff" draw:fill-image-name="Parchment" draw:fill-image-width="0cm" draw:fill-image-height="0cm" draw:textarea-horizontal-align="justify" draw:textarea-vertical-align="middle" draw:auto-grow-height="false"/>
    </style:style>
    <style:style style:name="gr37" style:family="graphic" style:parent-style-name="standard">
      <style:graphic-properties svg:stroke-color="#333333" draw:fill="solid" draw:fill-color="#808080" draw:fill-image-name="Parchment" draw:fill-image-width="0cm" draw:fill-image-height="0cm" draw:textarea-horizontal-align="justify" draw:textarea-vertical-align="middle" draw:auto-grow-height="false"/>
    </style:style>
    <style:style style:name="gr38" style:family="graphic" style:parent-style-name="objectwithoutfill">
      <style:graphic-properties svg:stroke-color="#808080" draw:fill="none" draw:fill-image-name="Parchment" draw:fill-image-width="0cm" draw:fill-image-height="0cm" draw:textarea-vertical-align="middle"/>
    </style:style>
    <style:style style:name="gr39" style:family="graphic" style:parent-style-name="standard">
      <style:graphic-properties draw:stroke="none" draw:fill="gradient" draw:fill-color="#b3b3b3" draw:fill-gradient-name="iOS_20_toolbar" draw:fill-image-name="Parchment" draw:fill-image-width="0cm" draw:fill-image-height="0cm" draw:textarea-horizontal-align="justify" draw:textarea-vertical-align="middle" draw:auto-grow-height="false"/>
    </style:style>
    <style:style style:name="gr40" style:family="graphic" style:parent-style-name="objectwithoutfill">
      <style:graphic-properties draw:fill="none" draw:fill-image-name="Parchment" draw:fill-image-width="0cm" draw:fill-image-height="0cm" draw:textarea-vertical-align="middle"/>
    </style:style>
    <style:style style:name="gr41" style:family="graphic" style:parent-style-name="standard">
      <style:graphic-properties draw:stroke="none" svg:stroke-color="#000000" draw:fill="gradient" draw:fill-color="#000000" draw:fill-gradient-name="Popover" draw:textarea-horizontal-align="justify" draw:textarea-vertical-align="middle" draw:auto-grow-height="false" draw:shadow="visible"/>
    </style:style>
    <style:style style:name="gr42" style:family="graphic" style:parent-style-name="standard">
      <style:graphic-properties draw:stroke="none" svg:stroke-color="#000000" draw:fill="gradient" draw:fill-color="#000000" draw:fill-gradient-name="Popover" draw:fill-image-name="Empty" draw:textarea-horizontal-align="justify" draw:textarea-vertical-align="middle" draw:auto-grow-height="false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4" style:family="graphic" style:parent-style-name="objectwithoutfill">
      <style:graphic-properties svg:stroke-color="#000000" draw:fill="none" draw:textarea-vertical-align="middle"/>
    </style:style>
    <style:style style:name="gr45" style:family="graphic" style:parent-style-name="standard">
      <style:graphic-properties svg:stroke-color="#000000" draw:fill="solid" draw:fill-color="#4c4c4c" draw:textarea-horizontal-align="justify" draw:textarea-vertical-align="middle" draw:auto-grow-height="false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7" style:family="graphic" style:parent-style-name="standard">
      <style:graphic-properties draw:stroke="none" svg:stroke-color="#000000" draw:fill="solid" draw:fill-color="#000080" draw:fill-gradient-name="Popover" draw:textarea-horizontal-align="justify" draw:textarea-vertical-align="middle" draw:auto-grow-height="false" draw:shadow="visible"/>
    </style:style>
    <style:style style:name="gr48" style:family="graphic" style:parent-style-name="standard">
      <style:graphic-properties draw:stroke="none" svg:stroke-color="#000000" draw:fill="solid" draw:fill-color="#000080" draw:fill-gradient-name="Popover" draw:fill-image-name="Empty" draw:textarea-horizontal-align="justify" draw:textarea-vertical-align="middle" draw:auto-grow-height="false"/>
    </style:style>
    <style:style style:name="gr49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50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51" style:family="graphic" style:parent-style-name="standard">
      <style:graphic-properties svg:stroke-width="0.1cm" svg:stroke-color="#000080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53" style:family="graphic" style:parent-style-name="standard">
      <style:graphic-properties svg:stroke-color="#000000" draw:fill="solid" draw:fill-color="#dc2300" draw:textarea-horizontal-align="justify" draw:textarea-vertical-align="middle" draw:auto-grow-height="false"/>
    </style:style>
    <style:style style:name="gr54" style:family="graphic" style:parent-style-name="standard">
      <style:graphic-properties svg:stroke-color="#000000" draw:fill="gradient" draw:fill-gradient-name="Popover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0cm"/>
    </style:style>
    <style:style style:name="gr56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58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0" style:family="graphic" style:parent-style-name="standard">
      <style:graphic-properties svg:stroke-width="0.1cm" svg:stroke-color="#0000ff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1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2" style:family="graphic" style:parent-style-name="standard">
      <style:graphic-properties svg:stroke-width="0.1cm" svg:stroke-color="#00ff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3" style:family="graphic" style:parent-style-name="standard">
      <style:graphic-properties svg:stroke-width="0.1cm" svg:stroke-color="#944794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svg:stroke-width="0.1cm" svg:stroke-color="#ffff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5" style:family="graphic" style:parent-style-name="standard">
      <style:graphic-properties svg:stroke-width="0.1cm" svg:stroke-color="#00ffff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6" style:family="graphic" style:parent-style-name="standard">
      <style:graphic-properties svg:stroke-width="0.1cm" svg:stroke-color="#ff00ff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6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6.31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3.32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6.7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2.69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3.05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2cm" fo:min-width="7.42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8cm" fo:min-width="3.1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4.85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4cm" fo:min-width="8.87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3.60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7cm" fo:min-width="4.71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3.1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3.44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5cm" fo:min-width="5.1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4.6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80" fo:font-family="'Liberation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paragraph-properties fo:text-align="center"/>
      <style:text-properties fo:color="#c0c0c0" fo:font-weight="bold" style:font-weight-asian="bold" style:font-weight-complex="bold"/>
    </style:style>
    <style:style style:name="P8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color="#999999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center"/>
      <style:text-properties fo:color="#663300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6" style:family="paragraph">
      <style:paragraph-properties fo:text-align="center"/>
      <style:text-properties fo:color="#000000"/>
    </style:style>
    <style:style style:name="P17" style:family="paragraph">
      <style:text-properties fo:font-family="Purisa" style:font-pitch="variable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8" style:family="paragraph">
      <style:paragraph-properties fo:text-align="start"/>
      <style:text-properties fo:color="#c0c0c0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color="#ffffff" fo:font-size="13pt" fo:font-weight="bold" style:font-size-asian="13pt" style:font-weight-asian="bold" style:font-size-complex="13pt" style:font-weight-complex="bold"/>
    </style:style>
    <style:style style:name="P21" style:family="paragraph">
      <style:text-properties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2" style:family="paragraph">
      <style:text-properties fo:color="#ff0000" fo:font-size="48pt" fo:font-weight="bold" style:font-size-asian="48pt" style:font-weight-asian="bold" style:font-size-complex="48pt" style:font-weight-complex="bold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style:text-properties fo:color="#cccccc" fo:font-weight="bold" style:font-weight-asian="bold" style:font-weight-complex="bold"/>
    </style:style>
    <style:style style:name="P26" style:family="paragraph"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style:text-properties fo:color="#00ffff" fo:font-size="15pt" style:font-size-asian="15pt" style:font-size-complex="15pt"/>
    </style:style>
    <style:style style:name="P29" style:family="paragraph">
      <style:text-properties fo:color="#00ffff" fo:font-size="12pt" style:font-size-asian="12pt" style:font-size-complex="12pt"/>
    </style:style>
    <style:style style:name="T1" style:family="text">
      <style:text-properties fo:color="#008080" fo:font-family="'Liberation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color="#c0c0c0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999999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663300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/>
    </style:style>
    <style:style style:name="T15" style:family="text">
      <style:text-properties fo:font-family="Purisa" style:font-pitch="variable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6" style:family="text">
      <style:text-properties fo:color="#c0c0c0"/>
    </style:style>
    <style:style style:name="T17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9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cccccc" fo:font-weight="bold" style:font-weight-asian="bold" style:font-weight-complex="bold"/>
    </style:style>
    <style:style style:name="T22" style:family="text">
      <style:text-properties fo:color="#ff0000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draw:layer="layout" svg:width="5.3cm" svg:height="1.517cm" svg:x="7.7cm" svg:y="1.083cm">
          <draw:text-box>
            <text:p text:style-name="P1"><text:span text:style-name="T1">iWave UI</text:span></text:p>
          </draw:text-box>
        </draw:frame>
        <draw:path draw:style-name="gr2" draw:text-style-name="P1" draw:layer="layout" svg:width="11.358cm" svg:height="5.186cm" draw:transform="skewX (7.77641084808464E-017) rotate (0.417482757077044) translate (1.03176988438642cm 2.68422670029221cm)" svg:viewBox="0 0 11359 5187" svg:d="m0 3c426-22 853 80 1234 276 484 249 465 824 904 1124 351 240 686 585 1137 595 462 11 928-98 1390 29 543 150 569 840 1012 1082 406 221 780 483 1386 343 524-121 1184 142 1507 579 353 477 766 808 1235 1090 525 316 885-630 1347-80l207 45">
          <text:p/>
        </draw:path>
        <draw:path draw:style-name="gr2" draw:text-style-name="P1" draw:layer="layout" svg:width="4.469cm" svg:height="4.973cm" draw:transform="skewX (0.0357792496658837) rotate (-0.767072206251508) translate (16.9555723125805cm -0.704576270273851cm)" svg:viewBox="0 0 4470 4974" svg:d="m0 4940c480 106 1140-30 1311-536 150-449 109-979 418-1369 289-366 732-715 1161-624 642 135 1021-66 1311-417 369-447-18-1073 120-1607l149-387">
          <text:p/>
        </draw:path>
        <draw:frame draw:style-name="gr3" draw:text-style-name="P3" draw:layer="layout" svg:width="2.966cm" svg:height="0.962cm" svg:x="8.774cm" svg:y="3.4cm">
          <draw:text-box>
            <text:p><text:span text:style-name="T2">Screens</text:span></text:p>
          </draw:text-box>
        </draw:frame>
        <draw:custom-shape draw:style-name="gr4" draw:text-style-name="P4" draw:layer="layout" svg:width="4.5cm" svg:height="1.6cm" svg:x="1.3cm" svg:y="4.4cm">
          <text:p text:style-name="P1"><text:span text:style-name="T3">Welcome </text:span></text:p>
          <text:p text:style-name="P1"><text:span text:style-name="T3">(first time only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1cm" svg:height="1.6cm" svg:x="6.5cm" svg:y="4.4cm">
          <text:p text:style-name="P1"><text:span text:style-name="T3">Wa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6cm" svg:x="1.5cm" svg:y="6.6cm">
          <text:p text:style-name="P1"><text:span text:style-name="T4">Edit</text:span></text:p>
          <text:p text:style-name="P1"><text:span text:style-name="T5">Accoun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7cm" svg:y1="6.5cm" svg:x2="3.7cm" svg:y2="8.4cm">
          <text:p/>
        </draw:line>
        <draw:custom-shape draw:style-name="gr4" draw:text-style-name="P6" draw:layer="layout" svg:width="1.9cm" svg:height="1.7cm" svg:x="3.9cm" svg:y="6.6cm">
          <text:p text:style-name="P1"><text:span text:style-name="T4">Mes-</text:span></text:p>
          <text:p text:style-name="P1"><text:span text:style-name="T4">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cm" svg:height="1.7cm" svg:x="6.6cm" svg:y="6.6cm">
          <text:p text:style-name="P1"><text:span text:style-name="T4">Account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9cm" svg:y1="5.3cm" svg:x2="6.6cm" svg:y2="5.3cm">
          <text:p/>
        </draw:line>
        <draw:custom-shape draw:style-name="gr4" draw:text-style-name="P6" draw:layer="layout" svg:width="2.2cm" svg:height="1.6cm" svg:x="9.7cm" svg:y="6.7cm">
          <text:p text:style-name="P1"><text:span text:style-name="T4">Inbox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1.7cm" svg:x="12.4cm" svg:y="6.6cm">
          <text:p text:style-name="P1"><text:span text:style-name="T4">Wave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3cm" svg:y1="7.4cm" svg:x2="10cm" svg:y2="7.4cm">
          <text:p/>
        </draw:line>
        <draw:line draw:style-name="gr7" draw:text-style-name="P1" draw:layer="layout" svg:x1="11.9cm" svg:y1="7.4cm" svg:x2="12.7cm" svg:y2="7.4cm">
          <text:p/>
        </draw:line>
        <draw:line draw:style-name="gr6" draw:text-style-name="P1" draw:layer="layout" svg:x1="15.1cm" svg:y1="6.6cm" svg:x2="15.1cm" svg:y2="8.5cm">
          <text:p/>
        </draw:line>
        <draw:custom-shape draw:style-name="gr4" draw:text-style-name="P6" draw:layer="layout" svg:width="2.3cm" svg:height="1.5cm" svg:x="15.5cm" svg:y="6.7cm">
          <text:p text:style-name="P1"><text:span text:style-name="T4">Wav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1.9cm" svg:x="6.6cm" svg:y="9.2cm">
          <text:p text:style-name="P1"><text:span text:style-name="T4">Edit</text:span></text:p>
          <text:p text:style-name="P1"><text:span text:style-name="T6">Account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7.3cm" svg:y1="8.3cm" svg:x2="7.3cm" svg:y2="9.2cm">
          <text:p text:style-name="P1"><text:span text:style-name="T7">+</text:span></text:p>
        </draw:line>
        <draw:line draw:style-name="gr8" draw:text-style-name="P1" draw:layer="layout" svg:x1="8cm" svg:y1="8.3cm" svg:x2="8cm" svg:y2="9.2cm">
          <text:p text:style-name="P1">Edit</text:p>
        </draw:line>
        <draw:custom-shape draw:style-name="gr5" draw:text-style-name="P1" draw:layer="layout" svg:width="2.1cm" svg:height="2cm" svg:x="9.7cm" svg:y="9.1cm">
          <text:p text:style-name="P1"><text:span text:style-name="T4">Edit</text:span></text:p>
          <text:p text:style-name="P1">Inbox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1cm" svg:y1="8.3cm" svg:x2="10.1cm" svg:y2="9.1cm">
          <text:p/>
        </draw:line>
        <draw:line draw:style-name="gr7" draw:text-style-name="P1" draw:layer="layout" svg:x1="11cm" svg:y1="8.3cm" svg:x2="11cm" svg:y2="9.1cm">
          <text:p/>
        </draw:line>
        <draw:custom-shape draw:style-name="gr4" draw:text-style-name="P6" draw:layer="layout" svg:width="2cm" svg:height="2cm" svg:x="12.8cm" svg:y="9.1cm">
          <text:p text:style-name="P1"><text:span text:style-name="T4">Inspect-</text:span></text:p>
          <text:p text:style-name="P1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2.1cm" svg:x="15.5cm" svg:y="9.1cm">
          <text:p text:style-name="P1"><text:span text:style-name="T4">Fo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8cm" svg:height="2.1cm" svg:x="17.9cm" svg:y="9.1cm">
          <text:p text:style-name="P1"><text:span text:style-name="T4">Med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.3cm" svg:x="15.5cm" svg:y="11.7cm">
          <text:p text:style-name="P1"><text:span text:style-name="T4">Colo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.2cm" svg:y1="8.2cm" svg:x2="14.2cm" svg:y2="9.1cm">
          <text:p/>
        </draw:line>
        <draw:line draw:style-name="gr7" draw:text-style-name="P1" draw:layer="layout" svg:x1="17cm" svg:y1="8.2cm" svg:x2="18.6cm" svg:y2="9.1cm">
          <text:p/>
        </draw:line>
        <draw:line draw:style-name="gr7" draw:text-style-name="P1" draw:layer="layout" svg:x1="14.8cm" svg:y1="10.2cm" svg:x2="15.5cm" svg:y2="10.2cm">
          <text:p/>
        </draw:line>
        <draw:line draw:style-name="gr7" draw:text-style-name="P1" draw:layer="layout" svg:x1="16.5cm" svg:y1="11.2cm" svg:x2="16.5cm" svg:y2="12cm">
          <text:p/>
        </draw:line>
        <draw:line draw:style-name="gr6" draw:text-style-name="P1" draw:layer="layout" svg:x1="15.1cm" svg:y1="8.4cm" svg:x2="19.6cm" svg:y2="8.4cm">
          <text:p/>
        </draw:line>
        <draw:line draw:style-name="gr7" draw:text-style-name="P1" draw:layer="layout" svg:x1="17cm" svg:y1="11.2cm" svg:x2="17cm" svg:y2="12cm">
          <text:p/>
        </draw:line>
        <draw:custom-shape draw:style-name="gr4" draw:text-style-name="P6" draw:layer="layout" svg:width="2cm" svg:height="2.2cm" svg:x="12.8cm" svg:y="11.7cm">
          <text:p text:style-name="P1"><text:span text:style-name="T4">Font</text:span></text:p>
          <text:p text:style-name="P1"><text:span text:style-name="T4">Family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6cm" svg:y1="11.2cm" svg:x2="14.5cm" svg:y2="11.8cm">
          <text:p/>
        </draw:line>
        <draw:frame draw:style-name="gr9" draw:layer="layout" svg:width="0.625cm" svg:height="0.962cm" svg:x="1.075cm" svg:y="3.938cm">
          <draw:text-box>
            <text:p>X</text:p>
          </draw:text-box>
        </draw:frame>
        <draw:frame draw:style-name="gr3" draw:layer="layout" svg:width="0.925cm" svg:height="0.962cm" svg:x="6.175cm" svg:y="4cm">
          <draw:text-box>
            <text:p>X</text:p>
          </draw:text-box>
        </draw:frame>
        <draw:frame draw:style-name="gr3" draw:layer="layout" svg:width="1.383cm" svg:height="0.962cm" svg:x="0.917cm" svg:y="6.1cm">
          <draw:text-box>
            <text:p>VC</text:p>
          </draw:text-box>
        </draw:frame>
        <draw:frame draw:style-name="gr3" draw:layer="layout" svg:width="1.383cm" svg:height="0.962cm" svg:x="6.217cm" svg:y="8.8cm">
          <draw:text-box>
            <text:p>VC</text:p>
          </draw:text-box>
        </draw:frame>
        <draw:frame draw:style-name="gr3" draw:layer="layout" svg:width="1.383cm" svg:height="0.962cm" svg:x="9.2cm" svg:y="8.7cm">
          <draw:text-box>
            <text:p>VC</text:p>
          </draw:text-box>
        </draw:frame>
        <draw:frame draw:style-name="gr3" draw:layer="layout" svg:width="1.383cm" svg:height="0.962cm" svg:x="15cm" svg:y="11.238cm">
          <draw:text-box>
            <text:p>VC</text:p>
          </draw:text-box>
        </draw:frame>
        <draw:frame draw:style-name="gr3" draw:layer="layout" svg:width="1.383cm" svg:height="0.962cm" svg:x="17.417cm" svg:y="8.7cm">
          <draw:text-box>
            <text:p>VC</text:p>
          </draw:text-box>
        </draw:frame>
        <draw:frame draw:style-name="gr3" draw:layer="layout" svg:width="0.925cm" svg:height="0.962cm" svg:x="3.575cm" svg:y="6.238cm">
          <draw:text-box>
            <text:p>X</text:p>
          </draw:text-box>
        </draw:frame>
        <draw:frame draw:style-name="gr3" draw:layer="layout" svg:width="0.925cm" svg:height="0.962cm" svg:x="6.275cm" svg:y="6.138cm">
          <draw:text-box>
            <text:p>X</text:p>
          </draw:text-box>
        </draw:frame>
        <draw:frame draw:style-name="gr3" draw:layer="layout" svg:width="0.925cm" svg:height="0.962cm" svg:x="9.375cm" svg:y="6.2cm">
          <draw:text-box>
            <text:p>X</text:p>
          </draw:text-box>
        </draw:frame>
        <draw:frame draw:style-name="gr3" draw:layer="layout" svg:width="0.925cm" svg:height="0.962cm" svg:x="12.1cm" svg:y="6.1cm">
          <draw:text-box>
            <text:p>X</text:p>
          </draw:text-box>
        </draw:frame>
        <draw:frame draw:style-name="gr3" draw:layer="layout" svg:width="0.925cm" svg:height="0.962cm" svg:x="15.2cm" svg:y="6.238cm">
          <draw:text-box>
            <text:p>X</text:p>
          </draw:text-box>
        </draw:frame>
        <draw:frame draw:style-name="gr3" draw:layer="layout" svg:width="0.925cm" svg:height="0.962cm" svg:x="12.4cm" svg:y="8.7cm">
          <draw:text-box>
            <text:p>X</text:p>
          </draw:text-box>
        </draw:frame>
        <draw:frame draw:style-name="gr3" draw:layer="layout" svg:width="0.925cm" svg:height="0.962cm" svg:x="15.2cm" svg:y="8.638cm">
          <draw:text-box>
            <text:p>X</text:p>
          </draw:text-box>
        </draw:frame>
        <draw:frame draw:style-name="gr3" draw:layer="layout" svg:width="0.925cm" svg:height="0.962cm" svg:x="12.575cm" svg:y="11.238cm">
          <draw:text-box>
            <text:p>X</text:p>
          </draw:text-box>
        </draw:frame>
        <draw:frame draw:style-name="gr3" draw:layer="layout" svg:width="6.691cm" svg:height="1.673cm" svg:x="1cm" svg:y="2.7cm">
          <draw:text-box>
            <text:p>All in UISplitView</text:p>
            <text:p>| seperates both sides</text:p>
          </draw:text-box>
        </draw:frame>
        <draw:frame draw:style-name="gr3" draw:layer="layout" svg:width="8.749cm" svg:height="1.673cm" svg:x="11.551cm" svg:y="2.9cm">
          <draw:text-box>
            <text:p>X = XML sourced over XMPP</text:p>
            <text:p>VC = from VCIndex</text:p>
          </draw:text-box>
        </draw:frame>
        <draw:frame draw:style-name="gr10" draw:text-style-name="P3" draw:layer="layout" svg:width="2.513cm" svg:height="0.962cm" svg:x="9.3cm" svg:y="14.838cm">
          <draw:text-box>
            <text:p><text:span text:style-name="T2">Modes</text:span></text:p>
          </draw:text-box>
        </draw:frame>
        <draw:path draw:style-name="gr2" draw:text-style-name="P1" draw:layer="layout" svg:width="13.637cm" svg:height="13.574cm" draw:transform="skewX (-9.62085367088387E-017) rotate (0.719424717672063) translate (1.09635382419729cm 14.1222911807785cm)" svg:viewBox="0 0 13638 13575" svg:d="m0 33c564-148 1044 227 1302 646 329 534 64 1210 120 1808 47 492 499 904 948 1052 508 166 1073 76 1595 187 418 88 890 585 571 1104-325 528 261 941 610 1249 368 325 786 702 1329 615 659-105 1307 187 1750 763 347 453 300 932 505 1432 195 477 381 1025 839 1175 519 171 1148-90 1653 184 404 220 878 366 1189 712 391 434 451 1067 489 1638l148 459 314 330 276 188">
          <text:p/>
        </draw:path>
        <draw:custom-shape draw:style-name="gr11" draw:text-style-name="P8" draw:layer="layout" svg:width="2.9cm" svg:height="2.4cm" svg:x="1.3cm" svg:y="15.4cm">
          <text:p text:style-name="P1"><text:span text:style-name="T8">- Accounts</text:span></text:p>
          <text:p text:style-name="P1"><text:span text:style-name="T8">- Inbox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2.1cm" svg:x="1.4cm" svg:y="18.4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cm" svg:height="2.2cm" svg:x="5cm" svg:y="15.5cm">
          <text:p text:style-name="P1"><text:span text:style-name="T8">Wav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cm" svg:height="2.1cm" svg:x="5.1cm" svg:y="18.4cm">
          <text:p text:style-name="P1">Multi-</text:p>
          <text:p text:style-name="P1">select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7cm" svg:height="1.9cm" svg:x="8.4cm" svg:y="15.8cm">
          <text:p text:style-name="P1"><text:span text:style-name="T9">Welcom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2cm" svg:x="8.5cm" svg:y="18.5cm">
          <text:p text:style-name="P1">Welcome</text:p>
          <text:p text:style-name="P1">(change Edit)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8" draw:layer="layout" svg:width="6.8cm" svg:height="2cm" svg:x="12.7cm" svg:y="15.8cm">
          <text:p text:style-name="P1"><text:span text:style-name="T8">Wav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cm" svg:y1="15.8cm" svg:x2="11.7cm" svg:y2="27.7cm">
          <text:p/>
        </draw:line>
        <draw:frame draw:style-name="gr3" draw:layer="layout" svg:width="8.211cm" svg:height="0.962cm" svg:x="7.489cm" svg:y="27.6cm">
          <draw:text-box>
            <text:p>Normal modes not included</text:p>
          </draw:text-box>
        </draw:frame>
        <draw:custom-shape draw:style-name="gr4" draw:text-style-name="P1" draw:layer="layout" svg:width="2.7cm" svg:height="2.3cm" svg:x="12.6cm" svg:y="18.5cm">
          <text:p text:style-name="P1">Playba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2.3cm" svg:x="15.9cm" svg:y="18.5cm">
          <text:p text:style-name="P1">EditPo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2.5cm" svg:x="12.6cm" svg:y="24.5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2.8cm" svg:x="12.6cm" svg:y="21.1cm">
          <text:p text:style-name="P1">Participan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2.7cm" svg:x="15.9cm" svg:y="21.2cm">
          <text:p text:style-name="P1">Search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9cm" svg:height="26.4cm" svg:x="1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9cm" svg:height="1.4cm" svg:x="1cm" svg:y="1cm">
          <text:p text:style-name="P1"><text:span text:style-name="T3">Lorem ipsu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" draw:layer="layout" svg:width="2.4cm" svg:height="1cm" svg:x="1.2cm" svg:y="1.2cm">
          <text:p text:style-name="P1">Inboxes</text:p>
          <draw:enhanced-geometry svg:viewBox="0 0 21600 21600" draw:path-stretchpoint-x="10800" draw:path-stretchpoint-y="10800" draw:text-areas="?f3 ?f4 ?f5 ?f6" draw:type="round-rectangle" draw:modifiers="77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4.1cm" svg:y1="2.2cm" svg:x2="4.3cm" svg:y2="1.8cm">
          <text:p/>
        </draw:line>
        <draw:custom-shape draw:style-name="gr16" draw:text-style-name="P1" draw:layer="layout" svg:width="0.707cm" svg:height="0.707cm" draw:transform="rotate (-0.785398163397448) translate (19.2cm 1.094cm)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7" draw:text-style-name="P1" draw:layer="layout" svg:width="0.6cm" svg:height="0.7cm" svg:x="18.1cm" svg:y="1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0.2cm" svg:x="18.3cm" svg:y="1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cm" svg:height="0.9cm" svg:x="3.9cm" svg:y="1.2cm">
          <text:p/>
          <draw:enhanced-geometry svg:viewBox="0 0 21600 21600" draw:mirror-horizontal="true" draw:mirror-vertical="true" draw:glue-points="10800 0 0 10800 10800 21600 21600 10800" draw:text-areas="0 0 21600 ?f11" draw:type="paper" draw:modifiers="16639.0870185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" draw:layer="layout" svg:width="1.1cm" svg:height="0.6cm" svg:x="16.6cm" svg:y="1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9cm" svg:height="0.5cm" svg:x="16.8cm" svg:y="1.4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7.2cm" svg:y1="1.4cm" svg:x2="17.2cm" svg:y2="1.9cm">
          <text:p/>
        </draw:line>
        <draw:custom-shape draw:style-name="gr23" draw:text-style-name="P11" draw:layer="layout" svg:width="18.025cm" svg:height="5.1cm" svg:x="1.579cm" svg:y="3.3cm">
          <text:p text:style-name="P10">Lorem ipsum dolor sit amet, consectetur adipiscing</text:p>
          <text:p text:style-name="P11"><text:s/>elit. Vivamus a mollis metus. Phasellus sed est nibh, </text:p>
          <text:p text:style-name="P11"><text:s/>sed hendrerit mi. Vestibulum rutrum, urna vel congue</text:p>
          <text:p text:style-name="P11"><text:s/>malesuada, arcu diam tristique nunc, at interdum dui mauris </text:p>
          <text:p text:style-name="P11"><text:s/>eget velit. Quisque ut orci purus. Etiam tempor sagittis ligula</text:p>
          <text:p text:style-name="P11"><text:s/>eu fringilla. Nunc accumsan porttitor libero, in semper erat</text:p>
          <text:p text:style-name="P11"><text:s text:c="8"/>sodales at.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3.252cm" svg:height="0.9cm" svg:x="16.248cm" svg:y="3.5cm">
          <text:p text:style-name="P1"><text:span text:style-name="T10">14:14:14 18/01/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18cm" svg:height="1.4cm" svg:x="1.6cm" svg:y="8.7cm">
          <text:p text:style-name="P11"><text:span text:style-name="T11">Tap to Reply</text:span></text:p>
          <draw:enhanced-geometry svg:viewBox="0 0 21600 21600" draw:path-stretchpoint-x="10800" draw:path-stretchpoint-y="10800" draw:text-areas="?f3 ?f4 ?f5 ?f6" draw:type="round-rectangle" draw:modifiers="8464.239828693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0.3cm" svg:height="0.1cm" svg:x="16.5cm" svg:y="4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3cm" svg:height="0.3cm" draw:transform="rotate (0.785398163397448) translate (2.338cm 7.85cm)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5cm" svg:y1="7.9cm" svg:x2="2.2cm" svg:y2="8.2cm">
          <text:p/>
        </draw:line>
        <draw:frame draw:style-name="gr28" draw:text-style-name="P14" draw:layer="layout" svg:width="1.3cm" svg:height="1.826cm" svg:x="18.3cm" svg:y="7.2cm">
          <draw:text-box>
            <text:p><text:span text:style-name="T12">“</text:span></text:p>
          </draw:text-box>
        </draw:frame>
      </draw:page>
      <draw:page draw:name="page3" draw:style-name="dp1" draw:master-page-name="Default">
        <draw:custom-shape draw:style-name="gr29" draw:text-style-name="P1" draw:layer="layout" svg:width="19cm" svg:height="1.1cm" svg:x="1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739cm" svg:height="0.718cm" draw:transform="rotate (2.35619449019234) translate (1.392cm 2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30" draw:text-style-name="P1" draw:layer="layout" svg:x1="2.6cm" svg:y1="1.5cm" svg:x2="18.2cm" svg:y2="1.5cm">
          <text:p/>
        </draw:line>
        <draw:line draw:style-name="gr31" draw:text-style-name="P1" draw:layer="layout" svg:x1="9.6cm" svg:y1="1.5cm" svg:x2="2.6cm" svg:y2="1.5cm">
          <text:p/>
        </draw:line>
        <draw:custom-shape draw:style-name="gr32" draw:text-style-name="P1" draw:layer="layout" svg:width="0.4cm" svg:height="0.5cm" svg:x="9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9cm" svg:y1="1.2cm" svg:x2="19.7cm" svg:y2="1.9cm">
          <text:p/>
        </draw:line>
        <draw:line draw:style-name="gr33" draw:text-style-name="P1" draw:layer="layout" svg:x1="19.7cm" svg:y1="1.2cm" svg:x2="19cm" svg:y2="1.8cm">
          <text:p/>
        </draw:line>
        <draw:custom-shape draw:style-name="gr34" draw:text-style-name="P4" draw:layer="layout" svg:width="19cm" svg:height="1.2cm" svg:x="1cm" svg:y="5cm">
          <text:p text:style-name="P1"><text:span text:style-name="T3">Lorem ipsum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9cm" svg:height="0.8cm" svg:x="17.6cm" svg:y="5.2cm">
          <text:p text:style-name="P1"><text:span text:style-name="T1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8cm" svg:height="0.5cm" svg:x="18.9cm" svg:y="5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8cm" svg:height="0.5cm" draw:transform="rotate (0.785398163397448) translate (18.84cm 5.75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5cm" svg:height="0.7cm" svg:x="1.4cm" svg:y="5.2cm">
          <text:p text:style-name="P1"><text:span text:style-name="T14">Done</text:span></text:p>
          <draw:enhanced-geometry svg:viewBox="0 0 21600 21600" draw:path-stretchpoint-x="10800" draw:path-stretchpoint-y="10800" draw:text-areas="?f3 ?f4 ?f5 ?f6" draw:type="round-rectangle" draw:modifiers="7826.5335235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38" draw:text-style-name="P1" draw:layer="layout" svg:width="0.625cm" svg:height="0.556cm" draw:transform="skewX (0.36634460999361) rotate (0.855036800552022) translate (3.47260554276789cm 5.91893848292692cm)" svg:viewBox="0 0 626 557" svg:d="m0 30c265-111 487 109 626 301l-35 226">
            <text:p/>
          </draw:path>
          <draw:polyline draw:style-name="gr38" draw:text-style-name="P1" draw:layer="layout" svg:width="0.268cm" svg:height="0.029cm" draw:transform="skewX (-0.0370009801422798) rotate (0.112224670903235) translate (3.7023598820059cm 5.94704797047971cm)" svg:viewBox="0 0 269 30" draw:points="0,0 269,3 265,30">
            <text:p/>
          </draw:polyline>
          <draw:path draw:style-name="gr38" draw:text-style-name="P1" draw:layer="layout" svg:width="0.654cm" svg:height="1.091cm" draw:transform="skewX (-0.00314159265358984) rotate (1.24738681640035) translate (3.29406664343583cm 5.81140836787904cm)" svg:viewBox="0 0 655 1092" svg:d="m0 6c287-46 815 166 608 560l-17 288-237 136-135 102">
            <text:p/>
          </draw:path>
        </draw:g>
        <draw:custom-shape draw:style-name="gr39" draw:text-style-name="P4" draw:layer="layout" svg:width="19cm" svg:height="1.1cm" svg:x="1cm" svg:y="9.2cm">
          <text:p text:style-name="P1"><text:span text:style-name="T3">Select Inbox to Move waves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9.2cm" svg:y1="9.4cm" svg:x2="19.8cm" svg:y2="10.1cm">
          <text:p/>
        </draw:line>
        <draw:line draw:style-name="gr40" draw:text-style-name="P1" draw:layer="layout" svg:x1="19.8cm" svg:y1="9.4cm" svg:x2="19.2cm" svg:y2="10.1cm">
          <text:p/>
        </draw:line>
        <draw:frame draw:style-name="gr3" draw:text-style-name="P17" draw:layer="layout" svg:width="8.884cm" svg:height="1.868cm" svg:x="6.016cm" svg:y="12cm">
          <draw:text-box>
            <text:p><text:span text:style-name="T15">Media PopOver</text:span></text:p>
          </draw:text-box>
        </draw:frame>
        <draw:custom-shape draw:style-name="gr41" draw:text-style-name="P1" draw:layer="layout" svg:width="6cm" svg:height="9.6cm" svg:x="1.2cm" svg:y="15.4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2cm" svg:y="14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8" draw:layer="layout" svg:width="5.6cm" svg:height="0.9cm" svg:x="1.4cm" svg:y="15.7cm">
          <text:p text:style-name="P11"><text:span text:style-name="T16">UR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5.4cm" svg:height="7.3cm" svg:x="1.5cm" svg:y="16.7cm">
          <text:p text:style-name="P1">(Photo Album)</text:p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" draw:layer="layout" svg:x1="1.5cm" svg:y1="17.7cm" svg:x2="6.9cm" svg:y2="17.7cm">
          <text:p/>
        </draw:line>
        <draw:frame draw:style-name="gr3" draw:text-style-name="P19" draw:layer="layout" svg:width="2.83cm" svg:height="0.962cm" svg:x="2.7cm" svg:y="16.8cm">
          <draw:text-box>
            <text:p><text:span text:style-name="T3">Albums</text:span></text:p>
          </draw:text-box>
        </draw:frame>
        <draw:custom-shape draw:style-name="gr45" draw:text-style-name="P1" draw:layer="layout" svg:width="5.3cm" svg:height="0.7cm" svg:x="1.6cm" svg:y="24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0" draw:layer="layout" svg:width="5.599cm" svg:height="0.763cm" svg:x="1.4cm" svg:y="24.1cm">
          <draw:text-box>
            <text:p><text:span text:style-name="T17">Pictures | History | Web</text:span></text:p>
          </draw:text-box>
        </draw:frame>
        <draw:custom-shape draw:style-name="gr41" draw:text-style-name="P1" draw:layer="layout" svg:width="6cm" svg:height="9.6cm" svg:x="7.5cm" svg:y="15.4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8.3cm" svg:y="14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8" draw:layer="layout" svg:width="5.6cm" svg:height="0.9cm" svg:x="7.7cm" svg:y="15.7cm">
          <text:p text:style-name="P11"><text:span text:style-name="T16">UR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5.4cm" svg:height="7.3cm" svg:x="7.8cm" svg:y="16.7cm">
          <text:p/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" draw:layer="layout" svg:x1="7.8cm" svg:y1="17.9cm" svg:x2="13.2cm" svg:y2="17.9cm">
          <text:p/>
        </draw:line>
        <draw:custom-shape draw:style-name="gr45" draw:text-style-name="P1" draw:layer="layout" svg:width="5.3cm" svg:height="0.7cm" svg:x="7.9cm" svg:y="24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0" draw:layer="layout" svg:width="5.599cm" svg:height="0.763cm" svg:x="7.7cm" svg:y="24.1cm">
          <draw:text-box>
            <text:p><text:span text:style-name="T17">Pictures | History | Web</text:span></text:p>
          </draw:text-box>
        </draw:frame>
        <draw:line draw:style-name="gr44" draw:text-style-name="P1" draw:layer="layout" svg:x1="7.8cm" svg:y1="18.5cm" svg:x2="13.2cm" svg:y2="18.5cm">
          <text:p/>
        </draw:line>
        <draw:line draw:style-name="gr44" draw:text-style-name="P1" draw:layer="layout" svg:x1="7.8cm" svg:y1="19.3cm" svg:x2="13.2cm" svg:y2="19.3cm">
          <text:p/>
        </draw:line>
        <draw:line draw:style-name="gr44" draw:text-style-name="P1" draw:layer="layout" svg:x1="7.8cm" svg:y1="20.1cm" svg:x2="13.2cm" svg:y2="20.1cm">
          <text:p/>
        </draw:line>
        <draw:line draw:style-name="gr44" draw:text-style-name="P1" draw:layer="layout" svg:x1="7.8cm" svg:y1="20.8cm" svg:x2="13.2cm" svg:y2="20.8cm">
          <text:p/>
        </draw:line>
        <draw:line draw:style-name="gr44" draw:text-style-name="P1" draw:layer="layout" svg:x1="7.8cm" svg:y1="21.5cm" svg:x2="13.2cm" svg:y2="21.5cm">
          <text:p/>
        </draw:line>
        <draw:line draw:style-name="gr44" draw:text-style-name="P1" draw:layer="layout" svg:x1="7.8cm" svg:y1="22.2cm" svg:x2="13.2cm" svg:y2="22.2cm">
          <text:p/>
        </draw:line>
        <draw:line draw:style-name="gr44" draw:text-style-name="P1" draw:layer="layout" svg:x1="7.8cm" svg:y1="22.9cm" svg:x2="13.2cm" svg:y2="22.9cm">
          <text:p/>
        </draw:line>
        <draw:line draw:style-name="gr44" draw:text-style-name="P1" draw:layer="layout" svg:x1="7.8cm" svg:y1="23.6cm" svg:x2="13.2cm" svg:y2="23.6cm">
          <text:p/>
        </draw:line>
        <draw:line draw:style-name="gr44" draw:text-style-name="P1" draw:layer="layout" svg:x1="7.8cm" svg:y1="17.3cm" svg:x2="13.2cm" svg:y2="17.3cm">
          <text:p/>
        </draw:line>
        <draw:custom-shape draw:style-name="gr41" draw:text-style-name="P1" draw:layer="layout" svg:width="6cm" svg:height="9.6cm" svg:x="13.7cm" svg:y="15.4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14.5cm" svg:y="14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8" draw:layer="layout" svg:width="5.6cm" svg:height="0.9cm" svg:x="13.9cm" svg:y="15.7cm">
          <text:p text:style-name="P11"><text:span text:style-name="T16">UR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5.4cm" svg:height="7.3cm" svg:x="14cm" svg:y="16.7cm">
          <text:p text:style-name="P1">(Web View)</text:p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5.3cm" svg:height="0.7cm" svg:x="14.1cm" svg:y="24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0" draw:layer="layout" svg:width="5.599cm" svg:height="0.763cm" svg:x="13.9cm" svg:y="24.1cm">
          <draw:text-box>
            <text:p><text:span text:style-name="T17">Pictures | History | Web</text:span></text:p>
          </draw:text-box>
        </draw:frame>
        <draw:frame draw:style-name="gr3" draw:layer="layout" svg:width="9.134cm" svg:height="0.962cm" svg:x="5.9cm" svg:y="26.3cm">
          <draw:text-box>
            <text:p>(Add on a gridded “Inputs” tab)</text:p>
          </draw:text-box>
        </draw:frame>
      </draw:page>
      <draw:page draw:name="page4" draw:style-name="dp1" draw:master-page-name="Default">
        <draw:frame draw:style-name="gr3" draw:text-style-name="P21" draw:layer="layout" svg:width="5.163cm" svg:height="1.352cm" svg:x="8.1cm" svg:y="1cm">
          <draw:text-box>
            <text:p><text:span text:style-name="T18">PopOvers</text:span></text:p>
          </draw:text-box>
        </draw:frame>
        <draw:frame draw:style-name="gr3" draw:text-style-name="P22" draw:layer="layout" svg:width="1.493cm" svg:height="2.143cm" svg:x="2.3cm" svg:y="4cm">
          <draw:text-box>
            <text:p><text:span text:style-name="T19">+</text:span></text:p>
          </draw:text-box>
        </draw:frame>
        <draw:custom-shape draw:style-name="gr41" draw:text-style-name="P1" draw:layer="layout" svg:width="6cm" svg:height="9.6cm" svg:x="1.6cm" svg:y="6.3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2.4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8" draw:layer="layout" svg:width="5.6cm" svg:height="0.9cm" svg:x="1.8cm" svg:y="6.6cm">
          <text:p text:style-name="P11"><text:span text:style-name="T16">Wave Addres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5.4cm" svg:height="8cm" svg:x="1.9cm" svg:y="7.6cm">
          <text:p text:style-name="P1">(Address Book)</text:p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" draw:layer="layout" svg:x1="1.9cm" svg:y1="8.6cm" svg:x2="7.3cm" svg:y2="8.6cm">
          <text:p/>
        </draw:line>
        <draw:frame draw:style-name="gr3" draw:text-style-name="P19" draw:layer="layout" svg:width="4.909cm" svg:height="0.962cm" svg:x="2.3cm" svg:y="7.638cm">
          <draw:text-box>
            <text:p><text:span text:style-name="T3">Select Contact</text:span></text:p>
          </draw:text-box>
        </draw:frame>
        <draw:custom-shape draw:style-name="gr47" draw:text-style-name="P1" draw:layer="layout" svg:width="6cm" svg:height="9.6cm" svg:x="9.3cm" svg:y="6.3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1.3cm" svg:height="0.8cm" svg:x="9.8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1" draw:layer="layout" svg:width="5.4cm" svg:height="9.1cm" svg:x="9.6cm" svg:y="6.5cm">
          <text:p/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draw:layer="layout" svg:width="1.5cm" svg:height="1.5cm" svg:x="9.9cm" svg:y="6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3cm" svg:height="1.4cm" svg:x="10cm" svg:y="6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text-style-name="P19" draw:layer="layout" svg:width="2.407cm" svg:height="0.962cm" svg:x="11.8cm" svg:y="6.9cm">
          <draw:text-box>
            <text:p><text:span text:style-name="T3">Spock</text:span></text:p>
          </draw:text-box>
        </draw:frame>
        <draw:frame draw:style-name="gr3" draw:text-style-name="P23" draw:layer="layout" svg:width="2.221cm" svg:height="0.725cm" svg:x="11.879cm" svg:y="7.675cm">
          <draw:text-box>
            <text:p><text:span text:style-name="T10">Star Trek</text:span></text:p>
          </draw:text-box>
        </draw:frame>
        <draw:custom-shape draw:style-name="gr46" draw:text-style-name="P1" draw:layer="layout" svg:width="4.6cm" svg:height="2.3cm" svg:x="10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4.6cm" svg:height="1.7cm" svg:x="10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1.9cm" svg:height="1.7cm" svg:x="9.5cm" svg:y="3.1cm">
          <text:p/>
          <draw:enhanced-geometry svg:viewBox="0 0 21600 21600" draw:type="rectangle" draw:enhanced-path="M 0 0 L 21600 0 21600 21600 0 21600 0 0 Z N"/>
        </draw:custom-shape>
        <draw:frame draw:style-name="gr3" draw:text-style-name="P23" draw:layer="layout" svg:width="1.683cm" svg:height="0.725cm" svg:x="9.517cm" svg:y="4.875cm">
          <draw:text-box>
            <text:p><text:span text:style-name="T10">Spock</text:span></text:p>
          </draw:text-box>
        </draw:frame>
        <draw:custom-shape draw:style-name="gr50" draw:text-style-name="P1" draw:layer="layout" svg:width="1.7cm" svg:height="1.6cm" svg:x="9.6cm" svg:y="3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" draw:layer="layout" svg:width="6cm" svg:height="7.1cm" svg:x="1.1cm" svg:y="19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1.8cm" svg:y="1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1" draw:layer="layout" svg:width="5.5cm" svg:height="1.1cm" svg:x="1.3cm" svg:y="19.3cm">
          <text:p text:style-name="P1">Contribu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4" draw:layer="layout" svg:width="5.5cm" svg:height="1.1cm" svg:x="1.3cm" svg:y="20.7cm">
          <text:p text:style-name="P1"><text:span text:style-name="T20">Copy Link to Clip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5.5cm" svg:height="1.1cm" svg:x="1.3cm" svg:y="22cm">
          <text:p text:style-name="P1">Ed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5.5cm" svg:height="1.1cm" svg:x="1.3cm" svg:y="23.3cm">
          <text:p text:style-name="P1">Re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5.5cm" svg:height="1.1cm" svg:x="1.3cm" svg:y="24.6cm">
          <text:p text:style-name="P1"><text:span text:style-name="T3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" draw:layer="layout" svg:width="8.7cm" svg:height="1.2cm" svg:x="1.7cm" svg:y="27.2cm">
          <text:p/>
          <draw:enhanced-geometry svg:viewBox="0 0 21600 21600" draw:path-stretchpoint-x="10800" draw:path-stretchpoint-y="10800" draw:text-areas="?f3 ?f4 ?f5 ?f6" draw:type="round-rectangle" draw:modifiers="8129.22564529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" draw:layer="layout" svg:width="1cm" svg:height="0.7cm" svg:x="4.3cm" svg:y="2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5" draw:text-style-name="P25" draw:layer="layout" svg:width="1.704cm" svg:height="0.962cm" svg:x="1.896cm" svg:y="27.3cm">
          <draw:text-box>
            <text:p><text:span text:style-name="T21">Edit</text:span></text:p>
          </draw:text-box>
        </draw:frame>
        <draw:line draw:style-name="gr56" draw:text-style-name="P1" draw:layer="layout" svg:x1="3.6cm" svg:y1="27.2cm" svg:x2="3.6cm" svg:y2="28.4cm">
          <text:p/>
        </draw:line>
        <draw:frame draw:style-name="gr57" draw:text-style-name="P25" draw:layer="layout" svg:width="2.229cm" svg:height="0.962cm" svg:x="3.7cm" svg:y="27.338cm">
          <draw:text-box>
            <text:p><text:span text:style-name="T21">Reply</text:span></text:p>
          </draw:text-box>
        </draw:frame>
        <draw:line draw:style-name="gr56" draw:text-style-name="P1" draw:layer="layout" svg:x1="6cm" svg:y1="27.2cm" svg:x2="6cm" svg:y2="28.4cm">
          <text:p/>
        </draw:line>
        <draw:frame draw:style-name="gr57" draw:text-style-name="P25" draw:layer="layout" svg:width="4.519cm" svg:height="0.962cm" svg:x="6.001cm" svg:y="27.338cm">
          <draw:text-box>
            <text:p><text:span text:style-name="T21">Private Reply</text:span></text:p>
          </draw:text-box>
        </draw:frame>
        <draw:custom-shape draw:style-name="gr41" draw:text-style-name="P1" draw:layer="layout" svg:width="6cm" svg:height="7.1cm" svg:x="7.5cm" svg:y="19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8cm" svg:y="1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5.6cm" svg:height="6.7cm" svg:x="7.7cm" svg:y="19.1cm">
          <text:p/>
          <draw:enhanced-geometry svg:viewBox="0 0 21600 21600" draw:path-stretchpoint-x="10800" draw:path-stretchpoint-y="10800" draw:text-areas="?f3 ?f4 ?f5 ?f6" draw:type="round-rectangle" draw:modifiers="1430.744509908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" draw:layer="layout" svg:x1="7.7cm" svg:y1="20.2cm" svg:x2="13.3cm" svg:y2="20.2cm">
          <text:p/>
        </draw:line>
        <draw:line draw:style-name="gr44" draw:text-style-name="P1" draw:layer="layout" svg:x1="7.7cm" svg:y1="21.1cm" svg:x2="13.3cm" svg:y2="21.1cm">
          <text:p/>
        </draw:line>
        <draw:line draw:style-name="gr44" draw:text-style-name="P1" draw:layer="layout" svg:x1="7.7cm" svg:y1="22cm" svg:x2="13.3cm" svg:y2="22cm">
          <text:p/>
        </draw:line>
        <draw:line draw:style-name="gr44" draw:text-style-name="P1" draw:layer="layout" svg:x1="7.7cm" svg:y1="22.9cm" svg:x2="13.3cm" svg:y2="22.9cm">
          <text:p/>
        </draw:line>
        <draw:line draw:style-name="gr44" draw:text-style-name="P1" draw:layer="layout" svg:x1="7.7cm" svg:y1="23.8cm" svg:x2="13.3cm" svg:y2="23.8cm">
          <text:p/>
        </draw:line>
        <draw:line draw:style-name="gr44" draw:text-style-name="P1" draw:layer="layout" svg:x1="7.7cm" svg:y1="24.7cm" svg:x2="13.3cm" svg:y2="24.7cm">
          <text:p/>
        </draw:line>
        <draw:line draw:style-name="gr44" draw:text-style-name="P1" draw:layer="layout" svg:x1="7.7cm" svg:y1="25.6cm" svg:x2="13.3cm" svg:y2="25.6cm">
          <text:p/>
        </draw:line>
        <draw:custom-shape draw:style-name="gr58" draw:text-style-name="P12" draw:layer="layout" svg:width="3.6cm" svg:height="1.2cm" svg:x="1cm" svg:y="16.9cm">
          <text:p text:style-name="P1"><text:span text:style-name="T10">18:14:10 19/01/12</text:span></text:p>
          <draw:enhanced-geometry svg:viewBox="0 0 21600 21600" draw:path-stretchpoint-x="10800" draw:path-stretchpoint-y="10800" draw:text-areas="?f3 ?f4 ?f5 ?f6" draw:type="round-rectangle" draw:modifiers="8399.00083263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" draw:layer="layout" svg:width="3.2cm" svg:height="1.2cm" svg:x="7.4cm" svg:y="16.9cm">
          <text:p text:style-name="P1">Tag<text:span text:style-name="T22">|</text:span>Value</text:p>
          <draw:enhanced-geometry svg:viewBox="0 0 21600 21600" draw:path-stretchpoint-x="10800" draw:path-stretchpoint-y="10800" draw:text-areas="?f3 ?f4 ?f5 ?f6" draw:type="round-rectangle" draw:modifiers="8399.00083263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6cm" svg:height="7.1cm" svg:x="13.8cm" svg:y="19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14.5cm" svg:y="1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12" draw:layer="layout" svg:width="3.6cm" svg:height="1.2cm" svg:x="13.7cm" svg:y="16.9cm">
          <text:p text:style-name="P1"><text:span text:style-name="T10">18:14:10 19/01/12</text:span></text:p>
          <draw:enhanced-geometry svg:viewBox="0 0 21600 21600" draw:path-stretchpoint-x="10800" draw:path-stretchpoint-y="10800" draw:text-areas="?f3 ?f4 ?f5 ?f6" draw:type="round-rectangle" draw:modifiers="8399.00083263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5.6cm" svg:height="6.7cm" svg:x="14cm" svg:y="19.1cm">
          <text:p/>
          <draw:enhanced-geometry svg:viewBox="0 0 21600 21600" draw:path-stretchpoint-x="10800" draw:path-stretchpoint-y="10800" draw:text-areas="?f3 ?f4 ?f5 ?f6" draw:type="round-rectangle" draw:modifiers="1430.744509908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" draw:layer="layout" svg:width="1.5cm" svg:height="1.5cm" svg:x="14.2cm" svg:y="19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.5cm" svg:height="1.5cm" svg:x="16cm" svg:y="19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.5cm" svg:height="1.5cm" svg:x="17.8cm" svg:y="19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.5cm" svg:height="1.5cm" svg:x="17.8cm" svg:y="21.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5cm" svg:height="1.5cm" svg:x="16cm" svg:y="21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5cm" svg:height="1.5cm" svg:x="14.2cm" svg:y="21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.5cm" svg:height="1.5cm" svg:x="14.2cm" svg:y="2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289cm" svg:height="1.673cm" svg:x="13.8cm" svg:y="26.4cm">
          <draw:text-box>
            <text:p>(to contact info, from</text:p>
            <text:p>Contributors option)</text:p>
          </draw:text-box>
        </draw:frame>
      </draw:page>
      <draw:page draw:name="page5" draw:style-name="dp1" draw:master-page-name="Default">
        <draw:frame draw:style-name="gr67" draw:text-style-name="P26" draw:layer="layout" svg:width="5.345cm" svg:height="1.195cm" svg:x="7.9cm" svg:y="1.005cm">
          <draw:text-box>
            <text:p text:style-name="P26"><text:span text:style-name="T23">Preferences</text:span></text:p>
          </draw:text-box>
        </draw:frame>
        <draw:custom-shape draw:style-name="gr68" draw:text-style-name="P1" draw:layer="layout" svg:width="19cm" svg:height="26.294cm" svg:x="1cm" svg:y="2.40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7.57cm" svg:height="5.176cm" svg:x="1.613cm" svg:y="3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.613cm" svg:y1="5.512cm" svg:x2="19.183cm" svg:y2="5.512cm">
          <text:p/>
        </draw:line>
        <draw:frame draw:style-name="gr70" draw:text-style-name="P27" draw:layer="layout" svg:width="6.811cm" svg:height="0.806cm" svg:x="1.489cm" svg:y="2.894cm">
          <draw:text-box>
            <text:p><text:span text:style-name="T24">Appearance</text:span></text:p>
          </draw:text-box>
        </draw:frame>
        <draw:frame draw:style-name="gr71" draw:layer="layout" svg:width="3.829cm" svg:height="1.991cm" svg:x="1.871cm" svg:y="4.309cm">
          <draw:text-box>
            <text:p>Main</text:p>
          </draw:text-box>
        </draw:frame>
        <draw:frame draw:style-name="gr72" draw:layer="layout" svg:width="7.21cm" svg:height="1.991cm" svg:x="1.758cm" svg:y="5.913cm">
          <draw:text-box>
            <text:p>Secondary</text:p>
          </draw:text-box>
        </draw:frame>
        <draw:g>
          <draw:line draw:style-name="gr6" draw:text-style-name="P1" draw:layer="layout" svg:x1="17.957cm" svg:y1="4.27cm" svg:x2="18.774cm" svg:y2="4.684cm">
            <text:p/>
          </draw:line>
          <draw:line draw:style-name="gr6" draw:text-style-name="P1" draw:layer="layout" svg:x1="17.957cm" svg:y1="5.305cm" svg:x2="18.774cm" svg:y2="4.684cm">
            <text:p/>
          </draw:line>
        </draw:g>
        <draw:g>
          <draw:line draw:style-name="gr6" draw:text-style-name="P1" draw:layer="layout" svg:x1="17.957cm" svg:y1="5.926cm" svg:x2="18.774cm" svg:y2="6.34cm">
            <text:p/>
          </draw:line>
          <draw:line draw:style-name="gr6" draw:text-style-name="P1" draw:layer="layout" svg:x1="17.957cm" svg:y1="6.961cm" svg:x2="18.774cm" svg:y2="6.34cm">
            <text:p/>
          </draw:line>
        </draw:g>
        <draw:frame draw:style-name="gr73" draw:text-style-name="P28" draw:layer="layout" svg:width="1.8cm" svg:height="0.839cm" svg:x="16.4cm" svg:y="4.4cm">
          <draw:text-box>
            <text:p text:style-name="P28">Blue</text:p>
          </draw:text-box>
        </draw:frame>
        <draw:frame draw:style-name="gr74" draw:text-style-name="P28" draw:layer="layout" svg:width="1.859cm" svg:height="0.9cm" svg:x="16.3cm" svg:y="6cm">
          <draw:text-box>
            <text:p text:style-name="P28">Aqua</text:p>
          </draw:text-box>
        </draw:frame>
        <draw:line draw:style-name="gr6" draw:text-style-name="P1" draw:layer="layout" svg:x1="1.613cm" svg:y1="7.168cm" svg:x2="19.183cm" svg:y2="7.168cm">
          <text:p/>
        </draw:line>
        <draw:frame draw:style-name="gr75" draw:layer="layout" svg:width="7.927cm" svg:height="1.992cm" svg:x="1.773cm" svg:y="7.6cm">
          <draw:text-box>
            <text:p>Background</text:p>
          </draw:text-box>
        </draw:frame>
        <draw:frame draw:style-name="gr76" draw:text-style-name="P28" draw:layer="layout" svg:width="1.99cm" svg:height="0.928cm" svg:x="16.31cm" svg:y="7.672cm">
          <draw:text-box>
            <text:p text:style-name="P28">Linen</text:p>
          </draw:text-box>
        </draw:frame>
        <draw:g>
          <draw:line draw:style-name="gr6" draw:text-style-name="P1" draw:layer="layout" svg:x1="17.957cm" svg:y1="7.582cm" svg:x2="18.774cm" svg:y2="7.996cm">
            <text:p/>
          </draw:line>
          <draw:line draw:style-name="gr6" draw:text-style-name="P1" draw:layer="layout" svg:x1="17.957cm" svg:y1="8.617cm" svg:x2="18.774cm" svg:y2="7.996cm">
            <text:p/>
          </draw:line>
        </draw:g>
        <draw:frame draw:style-name="gr77" draw:text-style-name="P27" draw:layer="layout" svg:width="5.359cm" svg:height="0.881cm" svg:x="1.441cm" svg:y="9.719cm">
          <draw:text-box>
            <text:p><text:span text:style-name="T24">Behavior</text:span></text:p>
          </draw:text-box>
        </draw:frame>
        <draw:custom-shape draw:style-name="gr69" draw:text-style-name="P1" draw:layer="layout" svg:width="17.57cm" svg:height="3.312cm" svg:x="1.613cm" svg:y="10.6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.613cm" svg:y1="12.344cm" svg:x2="19.183cm" svg:y2="12.344cm">
          <text:p/>
        </draw:line>
        <draw:frame draw:style-name="gr78" draw:layer="layout" svg:width="9.379cm" svg:height="0.962cm" svg:x="1.721cm" svg:y="12.7cm">
          <draw:text-box>
            <text:p>Contacts Sync</text:p>
          </draw:text-box>
        </draw:frame>
        <draw:g>
          <draw:line draw:style-name="gr6" draw:text-style-name="P1" draw:layer="layout" svg:x1="17.957cm" svg:y1="11.102cm" svg:x2="18.774cm" svg:y2="11.516cm">
            <text:p/>
          </draw:line>
          <draw:line draw:style-name="gr6" draw:text-style-name="P1" draw:layer="layout" svg:x1="17.957cm" svg:y1="12.137cm" svg:x2="18.774cm" svg:y2="11.516cm">
            <text:p/>
          </draw:line>
        </draw:g>
        <draw:g>
          <draw:line draw:style-name="gr6" draw:text-style-name="P1" draw:layer="layout" svg:x1="17.957cm" svg:y1="12.758cm" svg:x2="18.774cm" svg:y2="13.172cm">
            <text:p/>
          </draw:line>
          <draw:line draw:style-name="gr6" draw:text-style-name="P1" draw:layer="layout" svg:x1="17.957cm" svg:y1="13.793cm" svg:x2="18.774cm" svg:y2="13.172cm">
            <text:p/>
          </draw:line>
        </draw:g>
        <draw:frame draw:style-name="gr79" draw:text-style-name="P28" draw:layer="layout" svg:width="2.325cm" svg:height="0.839cm" svg:x="15.9cm" svg:y="11.161cm">
          <draw:text-box>
            <text:p text:style-name="P28">waves</text:p>
          </draw:text-box>
        </draw:frame>
        <draw:frame draw:style-name="gr80" draw:text-style-name="P29" draw:layer="layout" svg:width="3.019cm" svg:height="0.725cm" svg:x="15.1cm" svg:y="12.875cm">
          <draw:text-box>
            <text:p text:style-name="P29"><text:span text:style-name="T10">Favor iPad</text:span></text:p>
          </draw:text-box>
        </draw:frame>
        <draw:frame draw:style-name="gr81" draw:layer="layout" svg:width="3.69cm" svg:height="1.04cm" svg:x="1.8cm" svg:y="11cm">
          <draw:text-box>
            <text:p>Alert</text:p>
          </draw:text-box>
        </draw:frame>
        <draw:frame draw:style-name="gr82" draw:text-style-name="P27" draw:layer="layout" svg:width="3.941cm" svg:height="0.812cm" svg:x="1.459cm" svg:y="14.4cm">
          <draw:text-box>
            <text:p><text:span text:style-name="T24">About</text:span></text:p>
          </draw:text-box>
        </draw:frame>
        <draw:custom-shape draw:style-name="gr69" draw:text-style-name="P1" draw:layer="layout" svg:width="17.57cm" svg:height="3.312cm" svg:x="1.615cm" svg:y="15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.615cm" svg:y1="17.313cm" svg:x2="19.185cm" svg:y2="17.313cm">
          <text:p/>
        </draw:line>
        <draw:frame draw:style-name="gr83" draw:layer="layout" svg:width="5.68cm" svg:height="1.015cm" svg:x="1.8cm" svg:y="17.6cm">
          <draw:text-box>
            <text:p>Website</text:p>
          </draw:text-box>
        </draw:frame>
        <draw:g>
          <draw:line draw:style-name="gr6" draw:text-style-name="P1" draw:layer="layout" svg:x1="17.959cm" svg:y1="16.071cm" svg:x2="18.776cm" svg:y2="16.485cm">
            <text:p/>
          </draw:line>
          <draw:line draw:style-name="gr6" draw:text-style-name="P1" draw:layer="layout" svg:x1="17.959cm" svg:y1="17.106cm" svg:x2="18.776cm" svg:y2="16.485cm">
            <text:p/>
          </draw:line>
        </draw:g>
        <draw:g>
          <draw:line draw:style-name="gr6" draw:text-style-name="P1" draw:layer="layout" svg:x1="17.959cm" svg:y1="17.727cm" svg:x2="18.776cm" svg:y2="18.141cm">
            <text:p/>
          </draw:line>
          <draw:line draw:style-name="gr6" draw:text-style-name="P1" draw:layer="layout" svg:x1="17.959cm" svg:y1="18.762cm" svg:x2="18.776cm" svg:y2="18.141cm">
            <text:p/>
          </draw:line>
        </draw:g>
        <draw:frame draw:style-name="gr84" draw:layer="layout" svg:width="5.126cm" svg:height="0.972cm" svg:x="1.774cm" svg:y="16cm">
          <draw:text-box>
            <text:p>Credits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Popover" draw:style="linear" draw:start-color="#000000" draw:end-color="#4c4c4c" draw:start-intensity="100%" draw:end-intensity="100%" draw:angle="900" draw:border="0%"/>
    <draw:gradient draw:name="iOS_20_toolbar" draw:display-name="iOS toolbar" draw:style="linear" draw:start-color="#ffffff" draw:end-color="#c0c0c0" draw:start-intensity="100%" draw:end-intensity="100%" draw:angle="0" draw:border="0%"/>
    <draw:hatch draw:name="Black_20_90_20_Degrees" draw:display-name="Black 90 Degrees" draw:style="single" draw:color="#000000" draw:distance="0.102cm" draw:rotation="900"/>
    <draw:fill-image draw:name="Empty" xlink:href="Pictures/100000000000000800000008DD0ADA29.png" xlink:type="simple" xlink:show="embed" xlink:actuate="onLoad"/>
    <draw:fill-image draw:name="Linen" xlink:href="Pictures/100000000000005E0000005EB866A8A7.png" xlink:type="simple" xlink:show="embed" xlink:actuate="onLoad"/>
    <draw:fill-image draw:name="Parchment" xlink:href="Pictures/1000000000000008000000083E4062E6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Cochrane</meta:initial-creator>
    <meta:creation-date>2012-01-18T12:50:10</meta:creation-date>
    <dc:date>2012-01-20T14:53:12</dc:date>
    <dc:creator>Adrian Cochrane</dc:creator>
    <meta:editing-duration>PT1H40M7S</meta:editing-duration>
    <meta:editing-cycles>4</meta:editing-cycles>
    <meta:generator>LibreOffice/3.4$Linux LibreOffice_project/340m1$Build-402</meta:generator>
    <meta:document-statistic meta:object-count="240"/>
  </office:meta>
</office:document-meta>
</file>